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8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4311in"/>
    </style:style>
    <style:style style:name="co4" style:family="table-column">
      <style:table-column-properties fo:break-before="auto" style:column-width="2.42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BOM_v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Value</text:p>
          </table:table-cell>
          <table:table-cell office:value-type="string">
            <text:p>Datasheet</text:p>
          </table:table-cell>
          <table:table-cell office:value-type="string">
            <text:p>Footprint</text:p>
          </table:table-cell>
          <table:table-cell office:value-type="string">
            <text:p>Qty</text:p>
          </table:table-cell>
          <table:table-cell office:value-type="string">
            <text:p>DNP</text:p>
          </table:table-cell>
          <table:table-cell office:value-type="string">
            <text:p>Cost estimate</text:p>
          </table:table-cell>
          <table:table-cell office:value-type="string">
            <text:p>Total cost</text:p>
          </table:table-cell>
          <table:table-cell/>
        </table:table-row>
        <table:table-row table:style-name="ro1">
          <table:table-cell office:value-type="string">
            <text:p>C1,C7,C8,C10,C11,C12,C13,C14,C22,C24,C29,C35,C39</text:p>
          </table:table-cell>
          <table:table-cell office:value-type="string">
            <text:p>100nF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formula="of:=[.E2]*[.G2]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C2,C3,C4,C5,C6,C9,C18,C21</text:p>
          </table:table-cell>
          <table:table-cell office:value-type="string">
            <text:p>10uF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formula="of:=[.E3]*[.G3]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C15,C19,C20,C38</text:p>
          </table:table-cell>
          <table:table-cell office:value-type="string">
            <text:p>100uF</text:p>
          </table:table-cell>
          <table:table-cell office:value-type="string">
            <text:p>~</text:p>
          </table:table-cell>
          <table:table-cell office:value-type="string">
            <text:p>Capacitor_SMD:CP_Elec_5x5.7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[.E4]*[.G4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16,C17</text:p>
          </table:table-cell>
          <table:table-cell office:value-type="string">
            <text:p>&gt;1u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5]*[.G5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23,C25,C26,C27,C28,C30,C31,C32,C33,C34,C36,C37</text:p>
          </table:table-cell>
          <table:table-cell office:value-type="string">
            <text:p>1nF</text:p>
          </table:table-cell>
          <table:table-cell office:value-type="string">
            <text:p>~</text:p>
          </table:table-cell>
          <table:table-cell office:value-type="string">
            <text:p>Capacitor_SMD:C_0402_1005Metric_Pad0.74x0.62mm_HandSolder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formula="of:=[.E6]*[.G6]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office:value-type="string">
            <text:p>10V</text:p>
          </table:table-cell>
          <table:table-cell office:value-type="string">
            <text:p>~</text:p>
          </table:table-cell>
          <table:table-cell office:value-type="string">
            <text:p>Package_TO_SOT_SMD:SOT-223-3_TabPin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f:=[.E7]*[.G7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3</text:p>
          </table:table-cell>
          <table:table-cell office:value-type="string">
            <text:p>LED</text:p>
          </table:table-cell>
          <table:table-cell office:value-type="string">
            <text:p>~</text:p>
          </table:table-cell>
          <table:table-cell office:value-type="string">
            <text:p>LED_THT:LED_D3.0mm_Horizontal_O6.35mm_Z10.0m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f:=[.E8]*[.G8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7,D8,D9</text:p>
          </table:table-cell>
          <table:table-cell office:value-type="string">
            <text:p>1N4002</text:p>
          </table:table-cell>
          <table:table-cell office:value-type="string">
            <text:p>http://www.vishay.com/docs/88503/1n4001.pdf</text:p>
          </table:table-cell>
          <table:table-cell office:value-type="string">
            <text:p>Diode_THT:D_DO-41_SOD81_P10.16mm_Horizontal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formula="of:=[.E9]*[.G9]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J1,J3,J4</text:p>
          </table:table-cell>
          <table:table-cell office:value-type="string">
            <text:p>Conn_Coaxial</text:p>
          </table:table-cell>
          <table:table-cell office:value-type="string">
            <text:p><text:s/>~</text:p>
          </table:table-cell>
          <table:table-cell office:value-type="string">
            <text:p>-- mixed values --</text:p>
          </table:table-cell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table:formula="of:=[.E10]*[.G10]"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J2</text:p>
          </table:table-cell>
          <table:table-cell office:value-type="string">
            <text:p>Screw_Terminal_01x02</text:p>
          </table:table-cell>
          <table:table-cell office:value-type="string">
            <text:p>~</text:p>
          </table:table-cell>
          <table:table-cell office:value-type="string">
            <text:p>TerminalBlock_Altech:Altech_AK100_1x02_P5.00m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f:=[.E11]*[.G11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1,L2,L3</text:p>
          </table:table-cell>
          <table:table-cell office:value-type="string">
            <text:p>L</text:p>
          </table:table-cell>
          <table:table-cell office:value-type="string">
            <text:p>~</text:p>
          </table:table-cell>
          <table:table-cell office:value-type="string">
            <text:p>Inductor_SMD:L_0603_1608Metric_Pad1.05x0.95mm_HandSolder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E12]*[.G12]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Q2</text:p>
          </table:table-cell>
          <table:table-cell office:value-type="string">
            <text:p>DMP10H400SE</text:p>
          </table:table-cell>
          <table:table-cell office:value-type="string">
            <text:p>https://www.farnell.com/datasheets/2814417.pdf</text:p>
          </table:table-cell>
          <table:table-cell office:value-type="string">
            <text:p>Package_TO_SOT_SMD:SOT-223-3_TabPin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formula="of:=[.E13]*[.G13]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R1,R14,R15,R17,R22</text:p>
          </table:table-cell>
          <table:table-cell office:value-type="float" office:value="0">
            <text:p>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formula="of:=[.E14]*[.G14]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office:value-type="float" office:value="1">
            <text:p>1</text:p>
          </table:table-cell>
          <table:table-cell table:formula="of:=[.E15]*[.G15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3,R4</text:p>
          </table:table-cell>
          <table:table-cell office:value-type="string">
            <text:p>R?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16]*[.G16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5,R7,R9</text:p>
          </table:table-cell>
          <table:table-cell office:value-type="float" office:value="110">
            <text:p>11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formula="of:=[.E17]*[.G17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R6</text:p>
          </table:table-cell>
          <table:table-cell office:value-type="float" office:value="180">
            <text:p>18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18]*[.G18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19]*[.G1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10</text:p>
          </table:table-cell>
          <table:table-cell office:value-type="float" office:value="330">
            <text:p>33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20]*[.G2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11,R13,R19,R21</text:p>
          </table:table-cell>
          <table:table-cell office:value-type="float" office:value="560">
            <text:p>56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[.E21]*[.G21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12,R20</text:p>
          </table:table-cell>
          <table:table-cell office:value-type="float" office:value="10">
            <text:p>1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22]*[.G22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16,R18,R24</text:p>
          </table:table-cell>
          <table:table-cell office:value-type="float" office:value="68">
            <text:p>68</text:p>
          </table:table-cell>
          <table:table-cell office:value-type="string">
            <text:p>~</text:p>
          </table:table-cell>
          <table:table-cell office:value-type="string">
            <text:p>Resistor_SMD:R_2512_6332Metric_Pad1.40x3.35mm_HandSolder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.E23]*[.G23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TR1</text:p>
          </table:table-cell>
          <table:table-cell office:value-type="string">
            <text:p>ADTL2-18 2:1 </text:p>
          </table:table-cell>
          <table:table-cell office:value-type="string">
            <text:p>https://www.minicircuits.com/pdfs/ADTL2-18+.pdf</text:p>
          </table:table-cell>
          <table:table-cell office:value-type="string">
            <text:p>RF_Mini-Circuits:Mini-Circuits_CD542_H2.84mm</text:p>
          </table:table-cell>
          <table:table-cell office:value-type="float" office:value="1">
            <text:p>1</text:p>
          </table:table-cell>
          <table:table-cell/>
          <table:table-cell office:value-type="float" office:value="69">
            <text:p>69</text:p>
          </table:table-cell>
          <table:table-cell table:formula="of:=[.E24]*[.G24]"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U1</text:p>
          </table:table-cell>
          <table:table-cell office:value-type="string">
            <text:p>1152MHz</text:p>
          </table:table-cell>
          <table:table-cell office:value-type="string">
            <text:p>https://www.renesas.com/us/en/document/dst/xu-family-low-phase-noise-quartz-based-pll-oscillators-datasheet</text:p>
          </table:table-cell>
          <table:table-cell office:value-type="string">
            <text:p>Oscillator:Oscillator_SMD_IDT_JU6-6_7.0x5.0mm_P2.54mm</text:p>
          </table:table-cell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formula="of:=[.E25]*[.G25]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U2,U3,U4</text:p>
          </table:table-cell>
          <table:table-cell office:value-type="string">
            <text:p>TLV1117-ADJ</text:p>
          </table:table-cell>
          <table:table-cell office:value-type="string">
            <text:p>http://www.ti.com/lit/ds/symlink/tlv1117.pdf</text:p>
          </table:table-cell>
          <table:table-cell office:value-type="string">
            <text:p>Package_TO_SOT_SMD:SOT-223-3_TabPin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.E26]*[.G26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U5,U8</text:p>
          </table:table-cell>
          <table:table-cell office:value-type="string">
            <text:p>LEE-59+</text:p>
          </table:table-cell>
          <table:table-cell office:value-type="string">
            <text:p>https://www.mouser.se/datasheet/2/1030/LEE_59_2b-1700827.pdf</text:p>
          </table:table-cell>
          <table:table-cell office:value-type="string">
            <text:p>Package_DFN_QFN:Mini-Circuits_FG873-4_3x3mm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table:formula="of:=[.E27]*[.G27]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U6</text:p>
          </table:table-cell>
          <table:table-cell office:value-type="string">
            <text:p>AMK-3-452+</text:p>
          </table:table-cell>
          <table:table-cell office:value-type="string">
            <text:p>https://www.mouser.se/datasheet/2/1030/AMK_3_452_2b-2936698.pdf</text:p>
          </table:table-cell>
          <table:table-cell office:value-type="string">
            <text:p>RF_Mini-Circuits:Mini-Circuits_CD542_LandPatternPL-052</text:p>
          </table:table-cell>
          <table:table-cell office:value-type="float" office:value="1">
            <text:p>1</text:p>
          </table:table-cell>
          <table:table-cell/>
          <table:table-cell office:value-type="float" office:value="104">
            <text:p>104</text:p>
          </table:table-cell>
          <table:table-cell table:formula="of:=[.E28]*[.G28]"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U7</text:p>
          </table:table-cell>
          <table:table-cell office:value-type="string">
            <text:p>HFCG-2200+</text:p>
          </table:table-cell>
          <table:table-cell office:value-type="string">
            <text:p>https://www.mouser.se/datasheet/2/1030/HFCG_2200_2b-3077494.pdf</text:p>
          </table:table-cell>
          <table:table-cell office:value-type="string">
            <text:p>OptoDevice:Broadcom_DFN-6_2x2mm_P0.65mm</text:p>
          </table:table-cell>
          <table:table-cell office:value-type="float" office:value="1">
            <text:p>1</text:p>
          </table:table-cell>
          <table:table-cell/>
          <table:table-cell office:value-type="float" office:value="73">
            <text:p>73</text:p>
          </table:table-cell>
          <table:table-cell table:formula="of:=[.E29]*[.G29]"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U9</text:p>
          </table:table-cell>
          <table:table-cell office:value-type="string">
            <text:p>RMK-3-1052+</text:p>
          </table:table-cell>
          <table:table-cell office:value-type="string">
            <text:p>https://www.mouser.se/datasheet/2/1030/RMK_3_1052_2b-3305585.pdf</text:p>
          </table:table-cell>
          <table:table-cell office:value-type="string">
            <text:p>RF_Mini-Circuits:Mini-Circuits_TT1224_LandPatternPL-258_ClockwisePinNumbering</text:p>
          </table:table-cell>
          <table:table-cell office:value-type="float" office:value="1">
            <text:p>1</text:p>
          </table:table-cell>
          <table:table-cell/>
          <table:table-cell office:value-type="float" office:value="149">
            <text:p>149</text:p>
          </table:table-cell>
          <table:table-cell table:formula="of:=[.E30]*[.G30]" office:value-type="float" office:value="149">
            <text:p>149</text:p>
          </table:table-cell>
          <table:table-cell/>
        </table:table-row>
        <table:table-row table:style-name="ro1">
          <table:table-cell office:value-type="string">
            <text:p>U10</text:p>
          </table:table-cell>
          <table:table-cell office:value-type="string">
            <text:p>HFCG-4400+</text:p>
          </table:table-cell>
          <table:table-cell office:value-type="string">
            <text:p>https://www.mouser.se/datasheet/2/1030/HFCG_4400_2b-2256271.pdf</text:p>
          </table:table-cell>
          <table:table-cell office:value-type="string">
            <text:p>OptoDevice:Broadcom_DFN-6_2x2mm_P0.65mm</text:p>
          </table:table-cell>
          <table:table-cell office:value-type="float" office:value="1">
            <text:p>1</text:p>
          </table:table-cell>
          <table:table-cell/>
          <table:table-cell office:value-type="float" office:value="73">
            <text:p>73</text:p>
          </table:table-cell>
          <table:table-cell table:formula="of:=[.E31]*[.G31]"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U11</text:p>
          </table:table-cell>
          <table:table-cell office:value-type="string">
            <text:p>PMA2-123LN5+</text:p>
          </table:table-cell>
          <table:table-cell office:value-type="string">
            <text:p>https://www.mouser.se/datasheet/2/1030/PMA2_123LN5_2b-1701048.pdf</text:p>
          </table:table-cell>
          <table:table-cell office:value-type="string">
            <text:p>Package_DFN_QFN:DFN-8-1EP_2x2mm_P0.5mm_EP0.6x1.2mm</text:p>
          </table:table-cell>
          <table:table-cell office:value-type="float" office:value="1">
            <text:p>1</text:p>
          </table:table-cell>
          <table:table-cell/>
          <table:table-cell office:value-type="float" office:value="194">
            <text:p>194</text:p>
          </table:table-cell>
          <table:table-cell table:formula="of:=[.E32]*[.G32]" office:value-type="float" office:value="194">
            <text:p>194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Last update</text:p>
          </table:table-cell>
          <table:table-cell table:style-name="ce1" office:value-type="date" office:date-value="2024-07-28">
            <text:p>2024-07-28</text:p>
          </table:table-cell>
          <table:table-cell/>
          <table:table-cell table:formula="of:=SUM([.H10:.H32])" office:value-type="float" office:value="1015">
            <text:p>1015</text:p>
          </table:table-cell>
          <table:table-cell office:value-type="string">
            <text:p>kr</text:p>
          </table:table-cell>
        </table:table-row>
      </table:table>
      <table:table table:name="BOM_v1" table:style-name="ta1" table:print="false"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Value</text:p>
          </table:table-cell>
          <table:table-cell office:value-type="string">
            <text:p>Datasheet</text:p>
          </table:table-cell>
          <table:table-cell office:value-type="string">
            <text:p>Footprint</text:p>
          </table:table-cell>
          <table:table-cell office:value-type="string">
            <text:p>Qty</text:p>
          </table:table-cell>
          <table:table-cell office:value-type="string">
            <text:p>DNP</text:p>
          </table:table-cell>
          <table:table-cell office:value-type="string">
            <text:p>Cost estimate</text:p>
          </table:table-cell>
          <table:table-cell office:value-type="string">
            <text:p>Total cost</text:p>
          </table:table-cell>
          <table:table-cell/>
        </table:table-row>
        <table:table-row table:style-name="ro1">
          <table:table-cell office:value-type="string">
            <text:p>C1,C4,C5,C6,C11,C12,C13,C16,C18</text:p>
          </table:table-cell>
          <table:table-cell office:value-type="string">
            <text:p>100nF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formula="of:=[.E2]*[.G2]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C2,C3,C9,C10</text:p>
          </table:table-cell>
          <table:table-cell office:value-type="string">
            <text:p>10uF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[.E3]*[.G3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7,C14</text:p>
          </table:table-cell>
          <table:table-cell office:value-type="string">
            <text:p>&gt;1u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4]*[.G4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8,C15</text:p>
          </table:table-cell>
          <table:table-cell office:value-type="string">
            <text:p>100uF</text:p>
          </table:table-cell>
          <table:table-cell office:value-type="string">
            <text:p>~</text:p>
          </table:table-cell>
          <table:table-cell office:value-type="string">
            <text:p>Capacitor_SMD:CP_Elec_5x5.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5]*[.G5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17,C19,C20,C21</text:p>
          </table:table-cell>
          <table:table-cell office:value-type="string">
            <text:p>1nF</text:p>
          </table:table-cell>
          <table:table-cell office:value-type="string">
            <text:p>~</text:p>
          </table:table-cell>
          <table:table-cell office:value-type="string">
            <text:p>Capacitor_SMD:C_0402_1005Metric_Pad0.74x0.62mm_HandSolder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[.E6]*[.G6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D1,D2</text:p>
          </table:table-cell>
          <table:table-cell office:value-type="string">
            <text:p>1N4002</text:p>
          </table:table-cell>
          <table:table-cell office:value-type="string">
            <text:p>http://www.vishay.com/docs/88503/1n4001.pdf</text:p>
          </table:table-cell>
          <table:table-cell office:value-type="string">
            <text:p>Diode_THT:D_DO-41_SOD81_P10.16mm_Horizontal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E7]*[.G7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J1,J3</text:p>
          </table:table-cell>
          <table:table-cell office:value-type="string">
            <text:p>Screw_Terminal_01x02</text:p>
          </table:table-cell>
          <table:table-cell office:value-type="string">
            <text:p>~</text:p>
          </table:table-cell>
          <table:table-cell office:value-type="string">
            <text:p>TerminalBlock_Altech:Altech_AK100_1x02_P5.00mm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E8]*[.G8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J2</text:p>
          </table:table-cell>
          <table:table-cell office:value-type="string">
            <text:p>Conn_Coaxial</text:p>
          </table:table-cell>
          <table:table-cell office:value-type="string">
            <text:p><text:s/>~</text:p>
          </table:table-cell>
          <table:table-cell office:value-type="string">
            <text:p>Connector_Coaxial:SMA_Amphenol_901-143_Horizontal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formula="of:=[.E9]*[.G9]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L1,L2</text:p>
          </table:table-cell>
          <table:table-cell office:value-type="string">
            <text:p>L</text:p>
          </table:table-cell>
          <table:table-cell office:value-type="string">
            <text:p>~</text:p>
          </table:table-cell>
          <table:table-cell office:value-type="string">
            <text:p>Inductor_SMD:L_0603_1608Metric_Pad1.05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formula="of:=[.E10]*[.G10]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office:value-type="float" office:value="1">
            <text:p>1</text:p>
          </table:table-cell>
          <table:table-cell table:formula="of:=[.E11]*[.G11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2,R7</text:p>
          </table:table-cell>
          <table:table-cell office:value-type="float" office:value="110">
            <text:p>11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12]*[.G12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3</text:p>
          </table:table-cell>
          <table:table-cell office:value-type="float" office:value="180">
            <text:p>18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13]*[.G1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4,R6,R11,R13</text:p>
          </table:table-cell>
          <table:table-cell office:value-type="float" office:value="560">
            <text:p>56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[.E14]*[.G14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5,R12</text:p>
          </table:table-cell>
          <table:table-cell office:value-type="float" office:value="10">
            <text:p>1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15]*[.G15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16]*[.G1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9,R10</text:p>
          </table:table-cell>
          <table:table-cell office:value-type="float" office:value="68">
            <text:p>68</text:p>
          </table:table-cell>
          <table:table-cell office:value-type="string">
            <text:p>~</text:p>
          </table:table-cell>
          <table:table-cell office:value-type="string">
            <text:p>Resistor_SMD:R_2512_6332Metric_Pad1.40x3.3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formula="of:=[.E17]*[.G17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14,R15,R16</text:p>
          </table:table-cell>
          <table:table-cell office:value-type="float" office:value="0">
            <text:p>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formula="of:=[.E18]*[.G18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R1</text:p>
          </table:table-cell>
          <table:table-cell office:value-type="string">
            <text:p>ADTL2-18 2:1 </text:p>
          </table:table-cell>
          <table:table-cell office:value-type="string">
            <text:p>https://www.minicircuits.com/pdfs/ADTL2-18+.pdf</text:p>
          </table:table-cell>
          <table:table-cell office:value-type="string">
            <text:p>RF_Mini-Circuits:Mini-Circuits_CD542_H2.84mm</text:p>
          </table:table-cell>
          <table:table-cell office:value-type="float" office:value="1">
            <text:p>1</text:p>
          </table:table-cell>
          <table:table-cell/>
          <table:table-cell office:value-type="float" office:value="69">
            <text:p>69</text:p>
          </table:table-cell>
          <table:table-cell table:formula="of:=[.E19]*[.G19]"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U1,U5</text:p>
          </table:table-cell>
          <table:table-cell office:value-type="string">
            <text:p>TLV1117-ADJ</text:p>
          </table:table-cell>
          <table:table-cell office:value-type="string">
            <text:p>http://www.ti.com/lit/ds/symlink/tlv1117.pdf</text:p>
          </table:table-cell>
          <table:table-cell office:value-type="string">
            <text:p>Package_TO_SOT_SMD:SOT-223-3_TabPin2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formula="of:=[.E20]*[.G20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U2</text:p>
          </table:table-cell>
          <table:table-cell office:value-type="string">
            <text:p>1152MHz</text:p>
          </table:table-cell>
          <table:table-cell office:value-type="string">
            <text:p>https://www.renesas.com/us/en/document/dst/xu-family-low-phase-noise-quartz-based-pll-oscillators-datasheet</text:p>
          </table:table-cell>
          <table:table-cell office:value-type="string">
            <text:p>Oscillator:Oscillator_SMD_IDT_JU6-6_7.0x5.0mm_P2.54mm</text:p>
          </table:table-cell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formula="of:=[.E21]*[.G21]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U3</text:p>
          </table:table-cell>
          <table:table-cell office:value-type="string">
            <text:p>AMK-3-452+</text:p>
          </table:table-cell>
          <table:table-cell office:value-type="string">
            <text:p>https://www.mouser.se/datasheet/2/1030/AMK_3_452_2b-2936698.pdf</text:p>
          </table:table-cell>
          <table:table-cell office:value-type="string">
            <text:p>RF_Mini-Circuits:Mini-Circuits_CD542_LandPatternPL-052</text:p>
          </table:table-cell>
          <table:table-cell office:value-type="float" office:value="1">
            <text:p>1</text:p>
          </table:table-cell>
          <table:table-cell/>
          <table:table-cell office:value-type="float" office:value="104">
            <text:p>104</text:p>
          </table:table-cell>
          <table:table-cell table:formula="of:=[.E22]*[.G22]"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U4</text:p>
          </table:table-cell>
          <table:table-cell office:value-type="string">
            <text:p>RMK-3-1052+</text:p>
          </table:table-cell>
          <table:table-cell office:value-type="string">
            <text:p>https://www.mouser.se/datasheet/2/1030/RMK_3_1052_2b-3305585.pdf</text:p>
          </table:table-cell>
          <table:table-cell office:value-type="string">
            <text:p>RF_Mini-Circuits:Mini-Circuits_TT1224_LandPatternPL-258_ClockwisePinNumbering</text:p>
          </table:table-cell>
          <table:table-cell office:value-type="float" office:value="1">
            <text:p>1</text:p>
          </table:table-cell>
          <table:table-cell/>
          <table:table-cell office:value-type="float" office:value="149">
            <text:p>149</text:p>
          </table:table-cell>
          <table:table-cell table:formula="of:=[.E23]*[.G23]" office:value-type="float" office:value="149">
            <text:p>149</text:p>
          </table:table-cell>
          <table:table-cell/>
        </table:table-row>
        <table:table-row table:style-name="ro1">
          <table:table-cell office:value-type="string">
            <text:p>U6,U7</text:p>
          </table:table-cell>
          <table:table-cell office:value-type="string">
            <text:p>LEE-59+</text:p>
          </table:table-cell>
          <table:table-cell office:value-type="string">
            <text:p>https://www.mouser.se/datasheet/2/1030/LEE_59_2b-1700827.pdf</text:p>
          </table:table-cell>
          <table:table-cell office:value-type="string">
            <text:p>Package_DFN_QFN:Mini-Circuits_FG873-4_3x3mm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table:formula="of:=[.E24]*[.G24]" office:value-type="float" office:value="68">
            <text:p>68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Last update</text:p>
          </table:table-cell>
          <table:table-cell table:style-name="ce1" office:value-type="date" office:date-value="2024-06-24">
            <text:p>2024-06-24</text:p>
          </table:table-cell>
          <table:table-cell/>
          <table:table-cell table:formula="of:=SUM([.H2:.H24])" office:value-type="float" office:value="577">
            <text:p>577</text:p>
          </table:table-cell>
          <table:table-cell office:value-type="string">
            <text:p>k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8">07/28/2024</text:date>, <text:time>10:3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</meta:editing-duration>
    <meta:editing-cycles>5</meta:editing-cycles>
    <meta:generator>OpenOffice/4.1.14$Win32 OpenOffice.org_project/4114m1$Build-9811</meta:generator>
    <dc:date>2024-07-28T10:33:57.34</dc:date>
    <dc:creator>Johan Karlsson</dc:creator>
    <meta:document-statistic meta:table-count="2" meta:cell-count="404" meta:object-count="0"/>
    <meta:user-defined meta:name="Info 1"/>
    <meta:user-defined meta:name="Info 2"/>
    <meta:user-defined meta:name="Info 3"/>
    <meta:user-defined meta:name="Info 4"/>
  </office:meta>
</office:document-meta>
</file>